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eaa1" officeooo:paragraph-rsid="0010eaa1"/>
    </style:style>
    <style:style style:name="P2" style:family="paragraph" style:parent-style-name="Standard">
      <style:text-properties fo:font-weight="bold" officeooo:rsid="0010eaa1" officeooo:paragraph-rsid="0010eaa1" style:font-weight-asian="bold" style:font-weight-complex="bold"/>
    </style:style>
    <style:style style:name="P3" style:family="paragraph" style:parent-style-name="Standard">
      <style:text-properties fo:font-weight="bold" officeooo:rsid="0013abeb" officeooo:paragraph-rsid="0013abeb" style:font-weight-asian="bold" style:font-weight-complex="bold"/>
    </style:style>
    <style:style style:name="P4" style:family="paragraph" style:parent-style-name="Standard">
      <style:text-properties fo:font-weight="bold" officeooo:rsid="0014ff16" officeooo:paragraph-rsid="0014ff16" style:font-weight-asian="bold" style:font-weight-complex="bold"/>
    </style:style>
    <style:style style:name="P5" style:family="paragraph" style:parent-style-name="Table_20_Contents">
      <style:text-properties officeooo:rsid="0010eaa1" officeooo:paragraph-rsid="0010eaa1"/>
    </style:style>
    <style:style style:name="P6" style:family="paragraph" style:parent-style-name="Table_20_Contents">
      <style:text-properties officeooo:rsid="0013abeb" officeooo:paragraph-rsid="0013abe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ff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 Time Activities</text:p>
      <text:p text:style-name="P2"/>
      <text:p text:style-name="P3">Rumours, Myths, Legends</text:p>
      <text:p text:style-name="P3"><text:tab/>1-5 lose gold, and health</text:p>
      <text:p text:style-name="P3"><text:tab/>5+ you waist your time</text:p>
      <text:p text:style-name="P3"><text:tab/>10+ nothing</text:p>
      <text:p text:style-name="P3"><text:tab/>15+ you find something of interest</text:p>
      <text:p text:style-name="P3"><text:tab/>20 you find something legendary</text:p>
      <text:p text:style-name="P3"/>
      <text:p text:style-name="P4">Wages </text:p>
      <text:p text:style-name="P4"><text:tab/>9&lt; poor lifestyle</text:p>
      <text:p text:style-name="P4"><text:tab/>10-14 Modest lifestyle</text:p>
      <text:p text:style-name="P4"><text:tab/>15-20 comfortable</text:p>
      <text:p text:style-name="P4"><text:tab/>20+ comfortable + 25gp</text:p>
      <text:p text:style-name="P3"><text:tab/></text:p>
      <text:p text:style-name="P4">Work Complications</text:p>
      <text:p text:style-name="P4"><text:tab/>pg 134 Xanders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8:14:28.644099860</meta:creation-date>
    <dc:date>2020-06-10T13:54:26.330138384</dc:date>
    <meta:editing-duration>PT18H8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7" meta:character-count="294" meta:non-whitespace-character-count="248"/>
  </office:meta>
</office:document-meta>
</file>